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4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Field</text:p>
          </table:table-cell>
          <table:table-cell table:style-name="ce3" office:value-type="string" calcext:value-type="string">
            <text:p>Xpat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Meta Item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full_name</text:p>
          </table:table-cell>
          <table:table-cell office:value-type="string" calcext:value-type="string">
            <text:p>//h1[@class='plytitle']/text()", re = '\w+\s\w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etown</text:p>
          </table:table-cell>
          <table:table-cell office:value-type="string" calcext:value-type="string">
            <text:p>//*[@id="ads-fullpage-site"]/p/table[2]/tbody/tr/td[1]/table/tbody/tr[1]/td[4]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of_birth</text:p>
          </table:table-cell>
          <table:table-cell office:value-type="string" calcext:value-type="string">
            <text:p>//*[@id="ads-fullpage-site"]/p/table[2]/tbody/tr/td[1]/table/tbody/tr[1]/td[2]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//*[@id="ads-fullpage-site"]/p/table[2]/tbody/tr/td[1]/table/tbody/tr[2]/td[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th_team</text:p>
          </table:table-cell>
          <table:table-cell office:value-type="string" calcext:value-type="string">
            <text:p>//*[@id="ads-fullpage-site"]/p/table[2]/tbody/tr/td[1]/table/tbody/tr[5]/td[2]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//*[@id="ads-fullpage-site"]/p/table[2]/tbody/tr/td[1]/table/tbody/tr[3]/td[2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//*[@id="ads-fullpage-site"]/p/table[2]/tbody/tr/td[1]/table/tbody/tr[4]/td[2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//*[@id="ads-fullpage-site"]/p/table[2]/tbody/tr/td[1]/table/tbody/tr[4]/td[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ots</text:p>
          </table:table-cell>
          <table:table-cell office:value-type="string" calcext:value-type="string">
            <text:p>//*[@id="ads-fullpage-site"]/p/table[2]/tbody/tr/td[1]/table/tbody/tr[3]/td[4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ft</text:p>
          </table:table-cell>
          <table:table-cell office:value-type="string" calcext:value-type="string">
            <text:p>//*[@id="ads-fullpage-site"]/p/table[2]/tbody/tr/td[1]/table/tbody/tr[6]/td[2]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_hit</text:p>
          </table:table-cell>
          <table:table-cell office:value-type="string" calcext:value-type="string">
            <text:p>//*[@id="ads-fullpage-site"]/p/table[2]/tbody/tr/td[1]/table/tbody/tr[7]/td[2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ut_text</text:p>
          </table:table-cell>
          <table:table-cell office:value-type="string" calcext:value-type="string">
            <text:p>//*[@id="ads-fullpage-site"]/p/table[2]/tbody/tr/td[1]/text()[1]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00-00-00</text:date>, <text:time style:data-style-name="N2" text:time-value="22:39:16.644473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5:27:29.908217706</meta:creation-date>
    <dc:date>2019-12-24T00:41:55.784111099</dc:date>
    <meta:editing-duration>PT2H10M12S</meta:editing-duration>
    <meta:editing-cycles>12</meta:editing-cycles>
    <meta:generator>LibreOffice/6.0.7.3$Linux_X86_64 LibreOffice_project/00m0$Build-3</meta:generator>
    <meta:document-statistic meta:table-count="1" meta:cell-count="27" meta:object-count="0"/>
  </office:meta>
</office:document-meta>
</file>